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699.9">
            <text:p>699.9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.9">
            <text:p>1000.9</text:p>
          </table:table-cell>
          <table:table-cell/>
          <table:table-cell office:value-type="float" office:value="1">
            <text:p>1</text:p>
          </table:table-cell>
          <table:table-cell table:style-name="ce1" table:formula="of:=AVERAGE([.B1:.B20])" office:value-type="float" office:value="941.6875">
            <text:p>941.6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01">
            <text:p>1101</text:p>
          </table:table-cell>
          <table:table-cell/>
          <table:table-cell office:value-type="float" office:value="2">
            <text:p>2</text:p>
          </table:table-cell>
          <table:table-cell table:style-name="ce1" table:formula="of:=AVERAGE([.B21:.B40])" office:value-type="float" office:value="837.035">
            <text:p>837.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49.9">
            <text:p>849.9</text:p>
          </table:table-cell>
          <table:table-cell/>
          <table:table-cell office:value-type="float" office:value="3">
            <text:p>3</text:p>
          </table:table-cell>
          <table:table-cell table:style-name="ce1" table:formula="of:=AVERAGE([.B41:.B60])" office:value-type="float" office:value="775.43">
            <text:p>775.4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00">
            <text:p>700</text:p>
          </table:table-cell>
          <table:table-cell/>
          <table:table-cell office:value-type="float" office:value="4">
            <text:p>4</text:p>
          </table:table-cell>
          <table:table-cell table:style-name="ce1" table:formula="of:=AVERAGE([.B61:.B80])" office:value-type="float" office:value="1021.39">
            <text:p>1021.3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.1">
            <text:p>1000.1</text:p>
          </table:table-cell>
          <table:table-cell/>
          <table:table-cell office:value-type="float" office:value="5">
            <text:p>5</text:p>
          </table:table-cell>
          <table:table-cell table:style-name="ce1" table:formula="of:=AVERAGE([.B81:.B100])" office:value-type="float" office:value="920.709">
            <text:p>920.7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01">
            <text:p>1101</text:p>
          </table:table-cell>
          <table:table-cell/>
          <table:table-cell office:value-type="float" office:value="6">
            <text:p>6</text:p>
          </table:table-cell>
          <table:table-cell table:style-name="ce1" table:formula="of:=AVERAGE([.B101:.B120])" office:value-type="float" office:value="887.355">
            <text:p>887.3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49.9">
            <text:p>649.9</text:p>
          </table:table-cell>
          <table:table-cell>
            <draw:frame table:end-cell-address="Sheet1.I33" table:end-x="0.0217in" table:end-y="0.0417in" draw:z-index="1" draw:style-name="gr1" svg:width="4.998in" svg:height="4.6835in" svg:x="0.3579in" svg:y="0.063in">
              <draw:object draw:notify-on-update-of-ranges="Sheet1.D2:Sheet1.D7 Sheet1.E2:Sheet1.E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00.9">
            <text:p>1100.9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00.6">
            <text:p>1100.6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24.35">
            <text:p>624.35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50">
            <text:p>1050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00.9">
            <text:p>1100.9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01.9">
            <text:p>1101.9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49.9">
            <text:p>849.9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01.3">
            <text:p>1101.3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.4">
            <text:p>1000.4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00.8">
            <text:p>1100.8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9.9">
            <text:p>699.9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9.9">
            <text:p>699.9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9.9">
            <text:p>599.9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9.9">
            <text:p>699.9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1">
            <text:p>110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0.9">
            <text:p>1100.9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9.9">
            <text:p>949.9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0.6">
            <text:p>1100.6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9.9">
            <text:p>699.9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1.8">
            <text:p>1001.8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1">
            <text:p>110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3.8">
            <text:p>433.8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9.9">
            <text:p>949.9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9.9">
            <text:p>699.9</text:p>
          </table:table-cell>
          <table:table-cell>
            <draw:frame table:end-cell-address="Sheet1.J58" table:end-x="0.8122in" table:end-y="0.0173in" draw:z-index="0" draw:style-name="gr1" svg:width="6.7217in" svg:height="4.4299in" svg:x="0.3138in" svg:y="0.1039in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0.6">
            <text:p>1100.6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9.9">
            <text:p>699.9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9.9">
            <text:p>699.9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0.1">
            <text:p>300.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.9">
            <text:p>1000.9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1">
            <text:p>1101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00.1">
            <text:p>1100.1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00.9">
            <text:p>1100.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99.9">
            <text:p>699.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01">
            <text:p>1101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01">
            <text:p>1101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99.9">
            <text:p>599.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50">
            <text:p>75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02.3">
            <text:p>1102.3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0.1">
            <text:p>400.1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01">
            <text:p>1101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00.9">
            <text:p>1100.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49.9">
            <text:p>849.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99.9">
            <text:p>599.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99.9">
            <text:p>599.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99.9">
            <text:p>699.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02.3">
            <text:p>1102.3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9.7">
            <text:p>99.7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99.9">
            <text:p>599.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0.1">
            <text:p>100.1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99.9">
            <text:p>699.9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99.9">
            <text:p>699.9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00.1">
            <text:p>1100.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99.9">
            <text:p>699.9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.8">
            <text:p>1000.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00.1">
            <text:p>1100.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00.1">
            <text:p>1100.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.1">
            <text:p>1000.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00.1">
            <text:p>1100.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00.1">
            <text:p>1100.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99.9">
            <text:p>699.9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00.9">
            <text:p>1100.9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00.1">
            <text:p>1100.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00.1">
            <text:p>1100.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00.1">
            <text:p>1100.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00.1">
            <text:p>1100.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00.1">
            <text:p>1100.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00.6">
            <text:p>1100.6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24">
            <text:p>924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00.1">
            <text:p>1100.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00.6">
            <text:p>1100.6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99.9">
            <text:p>699.9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0.49">
            <text:p>440.49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01.1">
            <text:p>1101.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0.49">
            <text:p>440.49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49.4">
            <text:p>949.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49.4">
            <text:p>949.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0.1">
            <text:p>1000.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00.1">
            <text:p>1100.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49.4">
            <text:p>949.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0.1">
            <text:p>1000.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0.1">
            <text:p>1000.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49.4">
            <text:p>949.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00.1">
            <text:p>1100.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49.4">
            <text:p>949.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49.4">
            <text:p>949.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49.9">
            <text:p>949.9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0.1">
            <text:p>1000.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84.1">
            <text:p>684.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01.1">
            <text:p>1101.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00.1">
            <text:p>1100.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00.1">
            <text:p>1100.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99.9">
            <text:p>699.9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00.1">
            <text:p>1100.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99.9">
            <text:p>699.9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99.9">
            <text:p>699.9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00.8">
            <text:p>1100.8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49.9">
            <text:p>949.9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01.1">
            <text:p>1101.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01.1">
            <text:p>1101.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02.5">
            <text:p>1102.5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0.4">
            <text:p>600.4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99.9">
            <text:p>699.9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99.9">
            <text:p>699.9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49.5">
            <text:p>649.5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42">
            <text:p>942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99.9">
            <text:p>699.9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01.1">
            <text:p>1101.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49.5">
            <text:p>949.5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00.1">
            <text:p>1100.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49.5">
            <text:p>649.5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5">12/15/2008</text:date>, <text:time>21:2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2-15T12:43:33</meta:creation-date>
    <dc:date>2008-12-15T21:24:52</dc:date>
    <meta:editing-duration>PT00H53M07S</meta:editing-duration>
    <meta:editing-cycles>2</meta:editing-cycles>
    <meta:generator>OpenOffice.org/3.1$Unix OpenOffice.org_project/300m35$Build-9367</meta:generator>
    <meta:document-statistic meta:table-count="3" meta:cell-count="252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treat-empty-cells="ignore" chart:spline-order="3" chart:sort-by-x-values="false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chart-properties chart:symbol-type="none" chart:regression-type="linear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svg:stroke-width="0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2.696cm" svg:height="11.897cm" chart:class="chart:scatter" chart:style-name="ch1">
        <chart:title svg:x="1.149cm" svg:y="0.237cm" chart:style-name="ch2">
          <text:p>Average Fitness Scores for Successive Generations</text:p>
        </chart:title>
        <chart:subtitle svg:x="3.411cm" svg:y="1.058cm" chart:style-name="ch3">
          <text:p>Search for 3-state Turing Machine</text:p>
        </chart:subtitle>
        <chart:plot-area chart:style-name="ch4" table:cell-range-address="Sheet1.D2:Sheet1.E7" svg:x="1.058cm" svg:y="2.304cm" svg:width="9.755cm" svg:height="8.67cm">
          <chart:axis chart:dimension="x" chart:name="primary-x" chart:style-name="ch5">
            <chart:title svg:x="5.441cm" svg:y="10.586cm" chart:style-name="ch6">
              <text:p>Generation</text:p>
            </chart:title>
            <chart:grid chart:style-name="ch7" chart:class="major"/>
          </chart:axis>
          <chart:axis chart:dimension="y" chart:name="primary-y" chart:style-name="ch5">
            <chart:title svg:x="1.006cm" svg:y="7.305cm" chart:style-name="ch8">
              <text:p>Fitness Score</text:p>
            </chart:title>
            <chart:grid chart:style-name="ch7" chart:class="major"/>
          </chart:axis>
          <chart:series chart:style-name="ch9" chart:values-cell-range-address="Sheet1.E2:Sheet1.E7" chart:class="chart:scatter">
            <chart:domain table:cell-range-address="Sheet1.D2:Sheet1.D7"/>
            <chart:regression-curve chart:style-name="ch10">
              <chart:equation chart:display-r-square="true" svg:x="8.966cm" svg:y="10.746cm"/>
            </chart:regression-curve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1.D2:Sheet1.D7">1</text:p>
              </table:table-cell>
              <table:table-cell office:value-type="float" office:value="941.6875">
                <text:p text:id="Sheet1.E2:Sheet1.E7">941.68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37.035">
                <text:p>837.0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75.43">
                <text:p>775.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21.39">
                <text:p>1021.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20.709">
                <text:p>920.7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87.355">
                <text:p>887.3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00m35$Build-93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symbol-type="automatic" chart:connect-bars="false" chart:treat-empty-cells="ignore" chart:spline-order="3" chart:sort-by-x-values="false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svg:stroke-width="0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7.074cm" svg:height="11.253cm" chart:class="chart:scatter" chart:style-name="ch1">
        <chart:title svg:x="4.224cm" svg:y="0.225cm" chart:style-name="ch2">
          <text:p>Fitness Scores for Successive Generations</text:p>
        </chart:title>
        <chart:subtitle svg:x="5.601cm" svg:y="0.841cm" chart:style-name="ch3">
          <text:p>Search for 3-state Turing Machine</text:p>
        </chart:subtitle>
        <chart:plot-area chart:style-name="ch4" chart:data-source-has-labels="both" svg:x="0.335cm" svg:y="1.369cm" svg:width="16.389cm" svg:height="8.841cm">
          <chart:axis chart:dimension="x" chart:name="primary-x" chart:style-name="ch5">
            <chart:title svg:x="8.035cm" svg:y="9.81cm" chart:style-name="ch6">
              <text:p>Generation</text:p>
            </chart:title>
            <chart:categories table:cell-range-address="local-table.$A$2:.$A$121"/>
          </chart:axis>
          <chart:axis chart:dimension="y" chart:name="primary-y" chart:style-name="ch5">
            <chart:title svg:x="0.195cm" svg:y="6.456cm" chart:style-name="ch7">
              <text:p>Fitness Score</text:p>
            </chart:title>
            <chart:grid chart:style-name="ch8" chart:class="major"/>
          </chart:axis>
          <chart:series chart:style-name="ch9" chart:values-cell-range-address="local-table.$C$2:.$C$121" chart:label-cell-address="local-table.$C$1" chart:class="chart:scatter">
            <chart:domain table:cell-range-address="local-table.$B$2:.$B$121"/>
            <chart:regression-curve chart:style-name="ch10">
              <chart:equation chart:display-r-square="true" svg:x="13.275cm" svg:y="10.102cm"/>
            </chart:regression-curve>
            <chart:data-point chart:repeated="1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99.9">
                <text:p>699.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00.9">
                <text:p>1000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49.9">
                <text:p>849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000.1">
                <text:p>100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649.9">
                <text:p>649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100.9">
                <text:p>110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100.6">
                <text:p>1100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624.35">
                <text:p>624.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100.9">
                <text:p>1100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101.9">
                <text:p>1101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849.9">
                <text:p>849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101.3">
                <text:p>1101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000.4">
                <text:p>1000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100.8">
                <text:p>1100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699.9">
                <text:p>699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699.9">
                <text:p>699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599.9">
                <text:p>599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699.9">
                <text:p>699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1100.9">
                <text:p>1100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949.9">
                <text:p>949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1100.6">
                <text:p>1100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699.9">
                <text:p>699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1001.8">
                <text:p>1001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433.8">
                <text:p>433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949.9">
                <text:p>949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699.9">
                <text:p>699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1100.6">
                <text:p>1100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699.9">
                <text:p>699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699.9">
                <text:p>699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300.1">
                <text:p>300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1000.9">
                <text:p>1000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1100.1">
                <text:p>1100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1100.9">
                <text:p>1100.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699.9">
                <text:p>699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599.9">
                <text:p>599.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1102.3">
                <text:p>1102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400.1">
                <text:p>400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1100.9">
                <text:p>1100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">
                <text:p>3</text:p>
              </table:table-cell>
              <table:table-cell office:value-type="float" office:value="849.9">
                <text:p>849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  <table:table-cell office:value-type="float" office:value="599.9">
                <text:p>599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">
                <text:p>3</text:p>
              </table:table-cell>
              <table:table-cell office:value-type="float" office:value="599.9">
                <text:p>599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">
                <text:p>3</text:p>
              </table:table-cell>
              <table:table-cell office:value-type="float" office:value="699.9">
                <text:p>699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">
                <text:p>3</text:p>
              </table:table-cell>
              <table:table-cell office:value-type="float" office:value="1102.3">
                <text:p>1102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">
                <text:p>3</text:p>
              </table:table-cell>
              <table:table-cell office:value-type="float" office:value="599.9">
                <text:p>599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">
                <text:p>3</text:p>
              </table:table-cell>
              <table:table-cell office:value-type="float" office:value="100.1">
                <text:p>100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699.9">
                <text:p>699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699.9">
                <text:p>699.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1100.1">
                <text:p>1100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699.9">
                <text:p>699.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1000.8">
                <text:p>1000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1100.1">
                <text:p>1100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1100.1">
                <text:p>1100.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1000.1">
                <text:p>1000.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1100.1">
                <text:p>1100.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1100.1">
                <text:p>1100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699.9">
                <text:p>699.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1100.9">
                <text:p>1100.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1100.1">
                <text:p>1100.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1100.1">
                <text:p>1100.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  <table:table-cell office:value-type="float" office:value="1100.1">
                <text:p>1100.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1100.1">
                <text:p>1100.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1100.1">
                <text:p>1100.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1100.6">
                <text:p>1100.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1100.1">
                <text:p>1100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1100.6">
                <text:p>1100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">
                <text:p>5</text:p>
              </table:table-cell>
              <table:table-cell office:value-type="float" office:value="699.9">
                <text:p>699.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">
                <text:p>5</text:p>
              </table:table-cell>
              <table:table-cell office:value-type="float" office:value="440.49">
                <text:p>440.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">
                <text:p>5</text:p>
              </table:table-cell>
              <table:table-cell office:value-type="float" office:value="1101.1">
                <text:p>1101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  <table:table-cell office:value-type="float" office:value="440.49">
                <text:p>440.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  <table:table-cell office:value-type="float" office:value="949.4">
                <text:p>949.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">
                <text:p>5</text:p>
              </table:table-cell>
              <table:table-cell office:value-type="float" office:value="949.4">
                <text:p>949.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">
                <text:p>5</text:p>
              </table:table-cell>
              <table:table-cell office:value-type="float" office:value="1000.1">
                <text:p>1000.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">
                <text:p>5</text:p>
              </table:table-cell>
              <table:table-cell office:value-type="float" office:value="1100.1">
                <text:p>1100.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  <table:table-cell office:value-type="float" office:value="949.4">
                <text:p>949.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1000.1">
                <text:p>1000.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">
                <text:p>5</text:p>
              </table:table-cell>
              <table:table-cell office:value-type="float" office:value="1000.1">
                <text:p>1000.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">
                <text:p>5</text:p>
              </table:table-cell>
              <table:table-cell office:value-type="float" office:value="949.4">
                <text:p>949.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">
                <text:p>5</text:p>
              </table:table-cell>
              <table:table-cell office:value-type="float" office:value="1100.1">
                <text:p>1100.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">
                <text:p>5</text:p>
              </table:table-cell>
              <table:table-cell office:value-type="float" office:value="949.4">
                <text:p>949.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">
                <text:p>5</text:p>
              </table:table-cell>
              <table:table-cell office:value-type="float" office:value="949.4">
                <text:p>949.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">
                <text:p>5</text:p>
              </table:table-cell>
              <table:table-cell office:value-type="float" office:value="949.9">
                <text:p>949.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">
                <text:p>5</text:p>
              </table:table-cell>
              <table:table-cell office:value-type="float" office:value="1000.1">
                <text:p>1000.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">
                <text:p>5</text:p>
              </table:table-cell>
              <table:table-cell office:value-type="float" office:value="684.1">
                <text:p>684.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  <table:table-cell office:value-type="float" office:value="1101.1">
                <text:p>1101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1100.1">
                <text:p>1100.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">
                <text:p>6</text:p>
              </table:table-cell>
              <table:table-cell office:value-type="float" office:value="1100.1">
                <text:p>1100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">
                <text:p>6</text:p>
              </table:table-cell>
              <table:table-cell office:value-type="float" office:value="699.9">
                <text:p>699.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  <table:table-cell office:value-type="float" office:value="1100.1">
                <text:p>1100.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">
                <text:p>6</text:p>
              </table:table-cell>
              <table:table-cell office:value-type="float" office:value="699.9">
                <text:p>699.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">
                <text:p>6</text:p>
              </table:table-cell>
              <table:table-cell office:value-type="float" office:value="699.9">
                <text:p>699.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">
                <text:p>6</text:p>
              </table:table-cell>
              <table:table-cell office:value-type="float" office:value="1100.8">
                <text:p>1100.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949.9">
                <text:p>949.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">
                <text:p>6</text:p>
              </table:table-cell>
              <table:table-cell office:value-type="float" office:value="1101.1">
                <text:p>1101.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">
                <text:p>6</text:p>
              </table:table-cell>
              <table:table-cell office:value-type="float" office:value="1101.1">
                <text:p>1101.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">
                <text:p>6</text:p>
              </table:table-cell>
              <table:table-cell office:value-type="float" office:value="1102.5">
                <text:p>1102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">
                <text:p>6</text:p>
              </table:table-cell>
              <table:table-cell office:value-type="float" office:value="600.4">
                <text:p>600.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">
                <text:p>6</text:p>
              </table:table-cell>
              <table:table-cell office:value-type="float" office:value="699.9">
                <text:p>699.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">
                <text:p>6</text:p>
              </table:table-cell>
              <table:table-cell office:value-type="float" office:value="699.9">
                <text:p>699.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">
                <text:p>6</text:p>
              </table:table-cell>
              <table:table-cell office:value-type="float" office:value="649.5">
                <text:p>649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">
                <text:p>6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">
                <text:p>6</text:p>
              </table:table-cell>
              <table:table-cell office:value-type="float" office:value="699.9">
                <text:p>699.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">
                <text:p>6</text:p>
              </table:table-cell>
              <table:table-cell office:value-type="float" office:value="1101.1">
                <text:p>1101.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">
                <text:p>6</text:p>
              </table:table-cell>
              <table:table-cell office:value-type="float" office:value="949.5">
                <text:p>949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">
                <text:p>6</text:p>
              </table:table-cell>
              <table:table-cell office:value-type="float" office:value="1100.1">
                <text:p>1100.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">
                <text:p>6</text:p>
              </table:table-cell>
              <table:table-cell office:value-type="float" office:value="649.5">
                <text:p>649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00m35$Build-93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